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B. Fels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9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Jan. 19.91/</text:p>
      <text:p text:style-name="P2">Rev. Dr. B. Felsenthal/</text:p>
      <text:p text:style-name="P2"><text:tab/>My Dear Sir/</text:p>
      <text:p text:style-name="P2"><text:tab/><text:tab/>The enclosed explains itself. <text:s/>I am not/ in a position to comply with the gentleman's wish. <text:s/>It is/ not impossible that superstition may have led to an act/ incompatible with humanity. <text:s/>You may be able to favor me by/ inquiring into the matter, and as the article in the Phila/ Sunday Times was copied from the Herald of your city, you may/ deem it advisable to correct false statements./</text:p>
      <text:p text:style-name="P2"><text:tab/>Hoping that you are well, and sending brotherly/ greetings, I am/ Yours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1T11:44:42.90</meta:creation-date>
    <meta:document-statistic meta:table-count="0" meta:image-count="0" meta:object-count="0" meta:page-count="2" meta:paragraph-count="69" meta:word-count="262" meta:character-count="1826"/>
    <dc:date>2011-11-21T11:54:38.71</dc:date>
    <dc:creator>Penn Libraries</dc:creator>
    <meta:editing-duration>PT00H09M55S</meta:editing-duration>
    <meta:editing-cycles>1</meta:editing-cycles>
    <meta:generator>OpenOffice.org/3.2$Win32 OpenOffice.org_project/320m12$Build-9483</meta:generator>
  </office:meta>
</office:document-meta>
</file>